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weight="normal" officeooo:rsid="001f5966" officeooo:paragraph-rsid="001f5966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Arial" officeooo:rsid="0012ceee" officeooo:paragraph-rsid="0012ceee"/>
    </style:style>
    <style:style style:name="P3" style:family="paragraph" style:parent-style-name="Standard">
      <style:paragraph-properties fo:text-align="justify" style:justify-single-word="false"/>
      <style:text-properties style:font-name="Arial" officeooo:rsid="001ba1d1" officeooo:paragraph-rsid="001ba1d1"/>
    </style:style>
    <style:style style:name="P4" style:family="paragraph" style:parent-style-name="Standard">
      <style:paragraph-properties fo:text-align="justify" style:justify-single-word="false"/>
      <style:text-properties style:font-name="Arial" fo:font-weight="bold" officeooo:rsid="001ba1d1" officeooo:paragraph-rsid="001ba1d1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fo:font-weight="bold" officeooo:rsid="0012ceee" officeooo:paragraph-rsid="0012ceee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" officeooo:rsid="00124d10" officeooo:paragraph-rsid="00124d10"/>
    </style:style>
    <style:style style:name="P7" style:family="paragraph" style:parent-style-name="Standard">
      <style:paragraph-properties fo:text-align="justify" style:justify-single-word="false"/>
      <style:text-properties style:font-name="Arial" officeooo:rsid="00121f47" officeooo:paragraph-rsid="00121f47"/>
    </style:style>
    <style:style style:name="P8" style:family="paragraph" style:parent-style-name="Standard">
      <style:paragraph-properties fo:text-align="justify" style:justify-single-word="false"/>
      <style:text-properties style:font-name="Arial" officeooo:rsid="0012390b" officeooo:paragraph-rsid="0012390b"/>
    </style:style>
    <style:style style:name="P9" style:family="paragraph" style:parent-style-name="Standard">
      <style:paragraph-properties fo:text-align="justify" style:justify-single-word="false"/>
      <style:text-properties style:font-name="Arial" officeooo:rsid="0001fd4c" officeooo:paragraph-rsid="0010554f"/>
    </style:style>
    <style:style style:name="P10" style:family="paragraph" style:parent-style-name="Standard">
      <style:paragraph-properties fo:text-align="justify" style:justify-single-word="false"/>
      <style:text-properties style:font-name="Arial" officeooo:rsid="00005804" officeooo:paragraph-rsid="0010554f"/>
    </style:style>
    <style:style style:name="P11" style:family="paragraph" style:parent-style-name="Standard">
      <style:paragraph-properties fo:text-align="justify" style:justify-single-word="false"/>
      <style:text-properties style:font-name="Arial" fo:font-style="italic" officeooo:rsid="0003a60d" officeooo:paragraph-rsid="0010554f" style:font-style-asian="italic" style:font-style-complex="italic"/>
    </style:style>
    <style:style style:name="P12" style:family="paragraph" style:parent-style-name="Standard">
      <style:paragraph-properties fo:text-align="justify" style:justify-single-word="false"/>
      <style:text-properties style:font-name="Arial" officeooo:rsid="0003a60d" officeooo:paragraph-rsid="0010554f"/>
    </style:style>
    <style:style style:name="P13" style:family="paragraph" style:parent-style-name="Standard">
      <style:paragraph-properties fo:text-align="justify" style:justify-single-word="false"/>
      <style:text-properties style:font-name="Arial" officeooo:rsid="0007e913" officeooo:paragraph-rsid="0010554f"/>
    </style:style>
    <style:style style:name="P14" style:family="paragraph" style:parent-style-name="Standard">
      <style:paragraph-properties fo:text-align="justify" style:justify-single-word="false"/>
      <style:text-properties style:font-name="Arial" officeooo:rsid="0010554f" officeooo:paragraph-rsid="0010554f"/>
    </style:style>
    <style:style style:name="P15" style:family="paragraph" style:parent-style-name="Standard" style:master-page-name="">
      <loext:graphic-properties draw:fill="none"/>
      <style:paragraph-properties fo:margin-left="0.499cm" fo:margin-right="0cm" fo:text-align="justify" style:justify-single-word="false" fo:text-indent="0cm" style:auto-text-indent="false" style:page-number="auto" fo:background-color="transparent"/>
      <style:text-properties style:font-name="Arial" fo:font-weight="bold" officeooo:rsid="001ba1d1" officeooo:paragraph-rsid="001ba1d1" style:font-weight-asian="bold" style:font-weight-complex="bold"/>
    </style:style>
    <style:style style:name="P16" style:family="paragraph" style:parent-style-name="Standard" style:master-page-name="">
      <loext:graphic-properties draw:fill="none"/>
      <style:paragraph-properties fo:margin-left="0.499cm" fo:margin-right="0cm" fo:text-align="justify" style:justify-single-word="false" fo:text-indent="0cm" style:auto-text-indent="false" style:page-number="auto" fo:background-color="transparent"/>
      <style:text-properties style:font-name="Arial" fo:font-weight="bold" officeooo:rsid="0012ceee" officeooo:paragraph-rsid="0012ceee" style:font-weight-asian="bold" style:font-weight-complex="bold"/>
    </style:style>
    <style:style style:name="P17" style:family="paragraph" style:parent-style-name="Standard">
      <loext:graphic-properties draw:fill="none"/>
      <style:paragraph-properties fo:margin-left="0.499cm" fo:margin-right="0cm" fo:text-align="justify" style:justify-single-word="false" fo:text-indent="0cm" style:auto-text-indent="false" fo:background-color="transparent"/>
      <style:text-properties style:font-name="Arial" fo:font-weight="bold" officeooo:rsid="001ba1d1" officeooo:paragraph-rsid="001ba1d1" style:font-weight-asian="bold" style:font-weight-complex="bold"/>
    </style:style>
    <style:style style:name="P18" style:family="paragraph" style:parent-style-name="Standard">
      <loext:graphic-properties draw:fill="none"/>
      <style:paragraph-properties fo:margin-left="0.499cm" fo:margin-right="0cm" fo:text-align="justify" style:justify-single-word="false" fo:text-indent="0cm" style:auto-text-indent="false" fo:background-color="transparent"/>
      <style:text-properties style:font-name="Arial" fo:font-weight="normal" officeooo:rsid="00202973" officeooo:paragraph-rsid="00202973" style:font-weight-asian="normal" style:font-weight-complex="normal"/>
    </style:style>
    <style:style style:name="P19" style:family="paragraph" style:parent-style-name="Standard">
      <style:paragraph-properties fo:text-align="justify" style:justify-single-word="false" fo:break-before="page"/>
      <style:text-properties style:font-name="Arial" officeooo:rsid="0012ceee" officeooo:paragraph-rsid="0012ceee"/>
    </style:style>
    <style:style style:name="P20" style:family="paragraph" style:parent-style-name="Standard">
      <style:paragraph-properties fo:text-align="justify" style:justify-single-word="false" fo:break-before="page"/>
      <style:text-properties style:font-name="Arial" officeooo:rsid="00121f47" officeooo:paragraph-rsid="00121f47"/>
    </style:style>
    <style:style style:name="P21" style:family="paragraph" style:parent-style-name="Standard">
      <style:paragraph-properties fo:text-align="justify" style:justify-single-word="false" fo:break-before="page"/>
      <style:text-properties style:font-name="Arial" officeooo:rsid="0012390b" officeooo:paragraph-rsid="0012390b"/>
    </style:style>
    <style:style style:name="P22" style:family="paragraph" style:parent-style-name="Standard" style:master-page-name="">
      <loext:graphic-properties draw:fill="none"/>
      <style:paragraph-properties fo:margin-left="1cm" fo:margin-right="0cm" fo:text-align="justify" style:justify-single-word="false" fo:text-indent="0cm" style:auto-text-indent="false" style:page-number="auto" fo:background-color="transparent"/>
      <style:text-properties style:font-name="Arial" fo:font-weight="bold" officeooo:rsid="001ba1d1" officeooo:paragraph-rsid="001ba1d1" style:font-weight-asian="bold" style:font-weight-complex="bold"/>
    </style:style>
    <style:style style:name="P23" style:family="paragraph" style:parent-style-name="Standard" style:master-page-name="">
      <loext:graphic-properties draw:fill="none"/>
      <style:paragraph-properties fo:margin-left="1cm" fo:margin-right="0cm" fo:text-align="justify" style:justify-single-word="false" fo:text-indent="0cm" style:auto-text-indent="false" style:page-number="auto" fo:background-color="transparent"/>
      <style:text-properties style:font-name="Arial" fo:font-weight="bold" officeooo:rsid="001ce508" officeooo:paragraph-rsid="001ce508" style:font-weight-asian="bold" style:font-weight-complex="bold"/>
    </style:style>
    <style:style style:name="P24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/>
      <style:text-properties style:font-name="Arial" fo:font-weight="bold" officeooo:rsid="001ba1d1" officeooo:paragraph-rsid="001ba1d1" style:font-weight-asian="bold" style:font-weight-complex="bold"/>
    </style:style>
    <style:style style:name="P25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/>
      <style:text-properties style:font-name="Arial" fo:font-weight="bold" officeooo:rsid="001ce508" officeooo:paragraph-rsid="001ce508" style:font-weight-asian="bold" style:font-weight-complex="bold"/>
    </style:style>
    <style:style style:name="P26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/>
      <style:text-properties style:font-name="Arial" fo:font-weight="bold" officeooo:rsid="001d1c67" officeooo:paragraph-rsid="001d1c67" style:font-weight-asian="bold" style:font-weight-complex="bold"/>
    </style:style>
    <style:style style:name="P27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/>
      <style:text-properties style:font-name="Arial" fo:font-weight="bold" officeooo:rsid="001e4998" officeooo:paragraph-rsid="001e4998" style:font-weight-asian="bold" style:font-weight-complex="bold"/>
    </style:style>
    <style:style style:name="P28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/>
      <style:text-properties style:font-name="Arial" fo:font-weight="bold" officeooo:rsid="001f5966" officeooo:paragraph-rsid="001f5966" style:font-weight-asian="bold" style:font-weight-complex="bold"/>
    </style:style>
    <style:style style:name="P29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/>
      <style:text-properties style:font-name="Arial" fo:font-weight="normal" officeooo:rsid="001ba1d1" officeooo:paragraph-rsid="001ba1d1" style:font-weight-asian="normal" style:font-weight-complex="normal"/>
    </style:style>
    <style:style style:name="P30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/>
      <style:text-properties style:font-name="Arial" fo:font-weight="normal" officeooo:rsid="002293fa" officeooo:paragraph-rsid="002293fa" style:font-weight-asian="normal" style:font-weight-complex="normal"/>
    </style:style>
    <style:style style:name="P31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/>
      <style:text-properties style:font-name="Arial" fo:font-weight="normal" officeooo:rsid="00230d3a" officeooo:paragraph-rsid="00230d3a" style:font-weight-asian="normal" style:font-weight-complex="normal"/>
    </style:style>
    <style:style style:name="P32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/>
      <style:text-properties style:font-name="Arial" fo:font-weight="normal" officeooo:rsid="0023afdf" officeooo:paragraph-rsid="0023afdf" style:font-weight-asian="normal" style:font-weight-complex="normal"/>
    </style:style>
    <style:style style:name="P33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/>
      <style:text-properties style:font-name="Arial" fo:font-weight="normal" officeooo:rsid="0023decf" officeooo:paragraph-rsid="0023decf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Arial" fo:font-weight="normal" officeooo:rsid="001ba1d1" officeooo:paragraph-rsid="0025238f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Arial" fo:font-weight="bold" officeooo:rsid="001ba1d1" officeooo:paragraph-rsid="0025238f" style:font-weight-asian="bold" style:font-weight-complex="bold"/>
    </style:style>
    <style:style style:name="P36" style:family="paragraph" style:parent-style-name="Standard" style:list-style-name="L1" style:master-page-name="">
      <loext:graphic-properties draw:fill="none"/>
      <style:paragraph-properties fo:margin-left="1.7cm" fo:margin-right="0cm" fo:text-align="justify" style:justify-single-word="false" fo:text-indent="-0.499cm" style:auto-text-indent="false" style:page-number="auto" fo:background-color="transparent"/>
      <style:text-properties style:font-name="Arial" fo:font-weight="normal" officeooo:rsid="0012ceee" officeooo:paragraph-rsid="0012ceee" style:font-weight-asian="normal" style:font-weight-complex="normal"/>
    </style:style>
    <style:style style:name="P37" style:family="paragraph" style:parent-style-name="Standard" style:list-style-name="L1">
      <loext:graphic-properties draw:fill="none"/>
      <style:paragraph-properties fo:margin-left="1.7cm" fo:margin-right="0cm" fo:text-align="justify" style:justify-single-word="false" fo:text-indent="-0.499cm" style:auto-text-indent="false" fo:background-color="transparent"/>
      <style:text-properties style:font-name="Arial" fo:font-weight="normal" officeooo:rsid="00146266" officeooo:paragraph-rsid="00146266" style:font-weight-asian="normal" style:font-weight-complex="normal"/>
    </style:style>
    <style:style style:name="P38" style:family="paragraph" style:parent-style-name="Standard">
      <loext:graphic-properties draw:fill="none"/>
      <style:paragraph-properties fo:margin-left="0.499cm" fo:margin-right="0cm" fo:text-align="justify" style:justify-single-word="false" fo:text-indent="0cm" style:auto-text-indent="false" fo:background-color="transparent"/>
      <style:text-properties style:font-name="Arial" fo:font-weight="bold" officeooo:rsid="001ba1d1" officeooo:paragraph-rsid="0025238f" style:font-weight-asian="bold" style:font-weight-complex="bold"/>
    </style:style>
    <style:style style:name="P39" style:family="paragraph" style:parent-style-name="Standard" style:master-page-name="">
      <loext:graphic-properties draw:fill="none"/>
      <style:paragraph-properties fo:margin-left="0.499cm" fo:margin-right="0cm" fo:text-align="justify" style:justify-single-word="false" fo:text-indent="0cm" style:auto-text-indent="false" style:page-number="auto" fo:background-color="transparent"/>
      <style:text-properties style:font-name="Arial" fo:font-weight="bold" officeooo:rsid="001ba1d1" officeooo:paragraph-rsid="0025238f" style:font-weight-asian="bold" style:font-weight-complex="bold"/>
    </style:style>
    <style:style style:name="P40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/>
      <style:text-properties style:font-name="Arial" fo:font-weight="bold" officeooo:rsid="0025827c" officeooo:paragraph-rsid="0025238f" style:font-weight-asian="bold" style:font-weight-complex="bold"/>
    </style:style>
    <style:style style:name="P41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/>
      <style:text-properties style:font-name="Arial" fo:font-weight="bold" officeooo:rsid="001ba1d1" officeooo:paragraph-rsid="0025238f" style:font-weight-asian="bold" style:font-weight-complex="bold"/>
    </style:style>
    <style:style style:name="P42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/>
      <style:text-properties style:font-name="Arial" fo:font-weight="bold" officeooo:rsid="00259774" officeooo:paragraph-rsid="0025238f" style:font-weight-asian="bold" style:font-weight-complex="bold"/>
    </style:style>
    <style:style style:name="P43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/>
      <style:text-properties style:font-name="Arial" fo:font-weight="bold" officeooo:rsid="001ce508" officeooo:paragraph-rsid="0025238f" style:font-weight-asian="bold" style:font-weight-complex="bold"/>
    </style:style>
    <style:style style:name="P44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/>
      <style:text-properties style:font-name="Arial" fo:font-weight="bold" officeooo:rsid="00286bbb" officeooo:paragraph-rsid="0025238f" style:font-weight-asian="bold" style:font-weight-complex="bold"/>
    </style:style>
    <style:style style:name="P45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/>
      <style:text-properties style:font-name="Arial" fo:font-weight="bold" officeooo:rsid="002c97c2" officeooo:paragraph-rsid="0025238f" style:font-weight-asian="bold" style:font-weight-complex="bold"/>
    </style:style>
    <style:style style:name="P46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/>
      <style:text-properties style:font-name="Arial" fo:font-weight="bold" officeooo:rsid="002f9cfb" officeooo:paragraph-rsid="0025238f" style:font-weight-asian="bold" style:font-weight-complex="bold"/>
    </style:style>
    <style:style style:name="P47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/>
      <style:text-properties style:font-name="Arial" fo:font-weight="bold" officeooo:rsid="001d1c67" officeooo:paragraph-rsid="0025238f" style:font-weight-asian="bold" style:font-weight-complex="bold"/>
    </style:style>
    <style:style style:name="P48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/>
      <style:text-properties style:font-name="Arial" fo:font-weight="bold" officeooo:rsid="00294270" officeooo:paragraph-rsid="0025238f" style:font-weight-asian="bold" style:font-weight-complex="bold"/>
    </style:style>
    <style:style style:name="P49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/>
      <style:text-properties style:font-name="Arial" fo:font-weight="bold" officeooo:rsid="001e4998" officeooo:paragraph-rsid="0025238f" style:font-weight-asian="bold" style:font-weight-complex="bold"/>
    </style:style>
    <style:style style:name="P50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/>
      <style:text-properties style:font-name="Arial" fo:font-weight="bold" officeooo:rsid="0029e723" officeooo:paragraph-rsid="0025238f" style:font-weight-asian="bold" style:font-weight-complex="bold"/>
    </style:style>
    <style:style style:name="P51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/>
      <style:text-properties style:font-name="Arial" fo:font-weight="normal" officeooo:rsid="0025827c" officeooo:paragraph-rsid="0025238f" style:font-weight-asian="normal" style:font-weight-complex="normal"/>
    </style:style>
    <style:style style:name="P52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/>
      <style:text-properties style:font-name="Arial" fo:font-weight="normal" officeooo:rsid="002293fa" officeooo:paragraph-rsid="0025238f" style:font-weight-asian="normal" style:font-weight-complex="normal"/>
    </style:style>
    <style:style style:name="P53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/>
      <style:text-properties style:font-name="Arial" fo:font-weight="normal" officeooo:rsid="00230d3a" officeooo:paragraph-rsid="0025238f" style:font-weight-asian="normal" style:font-weight-complex="normal"/>
    </style:style>
    <style:style style:name="P54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/>
      <style:text-properties style:font-name="Arial" fo:font-weight="normal" officeooo:rsid="0023afdf" officeooo:paragraph-rsid="0025238f" style:font-weight-asian="normal" style:font-weight-complex="normal"/>
    </style:style>
    <style:style style:name="P55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/>
      <style:text-properties style:font-name="Arial" fo:font-weight="normal" officeooo:rsid="0023decf" officeooo:paragraph-rsid="0025238f" style:font-weight-asian="normal" style:font-weight-complex="normal"/>
    </style:style>
    <style:style style:name="P56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/>
      <style:text-properties style:font-name="Arial" fo:font-weight="normal" officeooo:rsid="00259774" officeooo:paragraph-rsid="0025238f" style:font-weight-asian="normal" style:font-weight-complex="normal"/>
    </style:style>
    <style:style style:name="P57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/>
      <style:text-properties style:font-name="Arial" fo:font-weight="normal" officeooo:rsid="00286bbb" officeooo:paragraph-rsid="0025238f" style:font-weight-asian="normal" style:font-weight-complex="normal"/>
    </style:style>
    <style:style style:name="P58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/>
      <style:text-properties style:font-name="Arial" fo:font-weight="normal" officeooo:rsid="002c97c2" officeooo:paragraph-rsid="0025238f" style:font-weight-asian="normal" style:font-weight-complex="normal"/>
    </style:style>
    <style:style style:name="P59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/>
      <style:text-properties style:font-name="Arial" fo:font-weight="normal" officeooo:rsid="00294270" officeooo:paragraph-rsid="0025238f" style:font-weight-asian="normal" style:font-weight-complex="normal"/>
    </style:style>
    <style:style style:name="P60" style:family="paragraph" style:parent-style-name="Standard" style:master-page-name="">
      <loext:graphic-properties draw:fill="none"/>
      <style:paragraph-properties fo:margin-left="1cm" fo:margin-right="0cm" fo:text-align="justify" style:justify-single-word="false" fo:text-indent="0cm" style:auto-text-indent="false" style:page-number="auto" fo:background-color="transparent"/>
      <style:text-properties style:font-name="Arial" fo:font-weight="bold" officeooo:rsid="001ba1d1" officeooo:paragraph-rsid="0025238f" style:font-weight-asian="bold" style:font-weight-complex="bold"/>
    </style:style>
    <style:style style:name="P61" style:family="paragraph" style:parent-style-name="Standard" style:master-page-name="">
      <loext:graphic-properties draw:fill="none"/>
      <style:paragraph-properties fo:margin-left="1cm" fo:margin-right="0cm" fo:text-align="justify" style:justify-single-word="false" fo:text-indent="0cm" style:auto-text-indent="false" style:page-number="auto" fo:background-color="transparent"/>
      <style:text-properties style:font-name="Arial" fo:font-weight="bold" officeooo:rsid="001ba1d1" officeooo:paragraph-rsid="0025238f" style:font-weight-asian="bold" style:font-weight-complex="bold"/>
    </style:style>
    <style:style style:name="P62" style:family="paragraph" style:parent-style-name="Standard" style:master-page-name="">
      <loext:graphic-properties draw:fill="none"/>
      <style:paragraph-properties fo:margin-left="1cm" fo:margin-right="0cm" fo:text-align="justify" style:justify-single-word="false" fo:text-indent="0cm" style:auto-text-indent="false" style:page-number="auto" fo:background-color="transparent"/>
      <style:text-properties style:font-name="Arial" fo:font-weight="bold" officeooo:rsid="001ce508" officeooo:paragraph-rsid="0025238f" style:font-weight-asian="bold" style:font-weight-complex="bold"/>
    </style:style>
    <style:style style:name="P63" style:family="paragraph" style:parent-style-name="Standard" style:master-page-name="">
      <loext:graphic-properties draw:fill="none"/>
      <style:paragraph-properties fo:margin-left="1cm" fo:margin-right="0cm" fo:text-align="justify" style:justify-single-word="false" fo:text-indent="0cm" style:auto-text-indent="false" style:page-number="auto" fo:background-color="transparent"/>
      <style:text-properties style:font-name="Arial" fo:font-weight="bold" officeooo:rsid="001ba1d1" officeooo:paragraph-rsid="0025238f" style:font-weight-asian="bold" style:font-weight-complex="bold"/>
    </style:style>
    <style:style style:name="P6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Arial" fo:font-weight="bold" officeooo:rsid="001ba1d1" officeooo:paragraph-rsid="0025238f" style:font-weight-asian="bold" style:font-weight-complex="bold"/>
    </style:style>
    <style:style style:name="T1" style:family="text">
      <style:text-properties officeooo:rsid="0007e913"/>
    </style:style>
    <style:style style:name="T2" style:family="text">
      <style:text-properties officeooo:rsid="0003a60d"/>
    </style:style>
    <style:style style:name="T3" style:family="text">
      <style:text-properties officeooo:rsid="00054e6d"/>
    </style:style>
    <style:style style:name="T4" style:family="text">
      <style:text-properties officeooo:rsid="0007a07a"/>
    </style:style>
    <style:style style:name="T5" style:family="text">
      <style:text-properties officeooo:rsid="0000714a"/>
    </style:style>
    <style:style style:name="T6" style:family="text">
      <style:text-properties officeooo:rsid="0012390b"/>
    </style:style>
    <style:style style:name="T7" style:family="text">
      <style:text-properties officeooo:rsid="00126cc1"/>
    </style:style>
    <style:style style:name="T8" style:family="text">
      <style:text-properties officeooo:rsid="00146266"/>
    </style:style>
    <style:style style:name="T9" style:family="text">
      <style:text-properties officeooo:rsid="00156d41"/>
    </style:style>
    <style:style style:name="T10" style:family="text">
      <style:text-properties officeooo:rsid="001ba1d1"/>
    </style:style>
    <style:style style:name="T11" style:family="text">
      <style:text-properties officeooo:rsid="001ce508"/>
    </style:style>
    <style:style style:name="T12" style:family="text">
      <style:text-properties officeooo:rsid="001d1c67"/>
    </style:style>
    <style:style style:name="T13" style:family="text">
      <style:text-properties officeooo:rsid="001f5966"/>
    </style:style>
    <style:style style:name="T14" style:family="text">
      <style:text-properties officeooo:rsid="00202973"/>
    </style:style>
    <style:style style:name="T15" style:family="text">
      <style:text-properties officeooo:rsid="0020e42f"/>
    </style:style>
    <style:style style:name="T16" style:family="text">
      <style:text-properties officeooo:rsid="00230d3a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2aeb04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Metodolo<text:span text:style-name="T6">g</text:span>ia</text:p>
      <text:p text:style-name="P7"/>
      <text:p text:style-name="P8">O que será feito:</text:p>
      <text:p text:style-name="P9"/>
      <text:p text:style-name="P10">[Aquisição/Coleta de Evidências] </text:p>
      <text:p text:style-name="P11">In Vivo</text:p>
      <text:p text:style-name="P10"><text:tab/><text:span text:style-name="T2">Dump de memória – coletar dados da memória RAM</text:span></text:p>
      <text:p text:style-name="P10"><text:tab/><text:span text:style-name="T2">Identificação do ambiente – Info de HW, SW, horário, etc.</text:span></text:p>
      <text:p text:style-name="P10"/>
      <text:p text:style-name="P11">Post Mortem</text:p>
      <text:p text:style-name="P12"><text:tab/>Preparação da midia para coleta de dados – <text:span text:style-name="T3">wipe na midia de trabalho</text:span></text:p>
      <text:p text:style-name="P10"><text:tab/><text:span text:style-name="T2">Coletando os dados para a midia de trabalho - duplicação</text:span></text:p>
      <text:p text:style-name="P10"><text:tab/><text:span text:style-name="T2">Garantindo a integridade da mídia – hash</text:span></text:p>
      <text:p text:style-name="P10"><text:tab/><text:span text:style-name="T2">Cadeia de custódia sobre a evidência coletada</text:span></text:p>
      <text:p text:style-name="P10"/>
      <text:p text:style-name="P10">[Exame/Identificação de Evidências]<text:tab/><text:tab/></text:p>
      <text:p text:style-name="P10"><text:tab/><text:span text:style-name="T2">Encontrar todos os arquivos existentes na midia – arquivos ocultos</text:span></text:p>
      <text:p text:style-name="P10"><text:tab/><text:span text:style-name="T3">Recuperar arquivos deletados</text:span></text:p>
      <text:p text:style-name="P10"><text:tab/><text:span text:style-name="T3">Linkar arquivos com seus respectivos proprietários (aplicações ou de sistema)</text:span></text:p>
      <text:p text:style-name="P10"><text:tab/></text:p>
      <text:p text:style-name="P10">[Análise/Avaliação de Evidências]</text:p>
      <text:p text:style-name="P10"><text:tab/><text:span text:style-name="T2">Extrair arquivos – arquivos comprimidos c/ ou s/ senha</text:span><text:tab/></text:p>
      <text:p text:style-name="P10"><text:tab/><text:span text:style-name="T4">Filtrar arquivos indexados</text:span></text:p>
      <text:p text:style-name="P10"><text:span text:style-name="T5">[Apresentação de Evidências/Provas]</text:span><text:tab/></text:p>
      <text:p text:style-name="P10"><text:tab/><text:span text:style-name="T1">Formato</text:span></text:p>
      <text:p text:style-name="P10"><text:tab/><text:span text:style-name="T1">Midia utilizada</text:span></text:p>
      <text:p text:style-name="P13"><text:tab/>Procedimentos utilizados</text:p>
      <text:p text:style-name="P10"><text:tab/><text:span text:style-name="T1">Técnicas periciais utilizadas</text:span></text:p>
      <text:p text:style-name="P10"><text:tab/><text:span text:style-name="T1">Aplicações utilizadas</text:span></text:p>
      <text:p text:style-name="P10"><text:tab/><text:span text:style-name="T1">Anexar midias</text:span></text:p>
      <text:p text:style-name="P19">Glossário</text:p>
      <text:p text:style-name="P2"/>
      <text:p text:style-name="P2">LiveCD</text:p>
      <text:p text:style-name="P3">Unix</text:p>
      <text:p text:style-name="P3">Virtualização</text:p>
      <text:p text:style-name="P20">Metodologia</text:p>
      <text:p text:style-name="P14"/>
      <text:p text:style-name="P5">1. [FDTK]</text:p>
      <text:p text:style-name="P6">Neste trabalho serão realizadas análises sobre as ferramentas que compõem a distribuição de Pericia Forense Computacional FDTK <text:span text:style-name="T8">(Forense Digital ToolKit)</text:span> visando entender e avaliar seu funcionamento no âmbito das quatro etapas da investigação. </text:p>
      <text:p text:style-name="P6">A FDTK é, <text:span text:style-name="T7">assim como muitas outras, uma distribuição Linux baseada no Ubuntu. Esta, porém, além de ser brasileira e distribuída no idioma português, possui um foco específico na área de Pericia Forense Computacional reunindo cerca de 100 ferramentas para tal. A forma de utilização durante a investigação pode ser em LiveCD ou em uma estação de trabalho.</text:span></text:p>
      <text:p text:style-name="P2">Esta distribuição é gratuita e pode ser obtida através do próprio site, onde se encontra em sua terceira versão <text:span text:style-name="T8">(2015)</text:span>, sendo a mais atual.</text:p>
      <text:p text:style-name="P6"/>
      <text:p text:style-name="P4">2. [METODOLOGIA DE ANÁLISE]</text:p>
      <text:p text:style-name="P1">As análises serão realizadas utilizando máquinas virtuais com o VirtualBox por ser uma opção gratuita. Mesmo a estação de trabalho também estará virtualizad<text:span text:style-name="T14">a e não em LiveCD, como geralmente se usa. </text:span>Assim serão simuladas algumas situações reais de investigação <text:span text:style-name="T14">apontando as ferramentas necessárias para tal que serão avaliadas.</text:span></text:p>
      <text:p text:style-name="P4"/>
      <text:p text:style-name="P15">2.1. [FORMATO DA <text:span text:style-name="T13">A</text:span>NÁLISE]</text:p>
      <text:p text:style-name="P18">O formato <text:span text:style-name="T15">das</text:span></text:p>
      <text:p text:style-name="P17"/>
      <text:p text:style-name="P16">2.<text:span text:style-name="T10">2.</text:span> [REQUISITOS <text:span text:style-name="T8">PARA OS TESTES</text:span>]</text:p>
      <text:list xml:id="list6703972687039915362" text:style-name="L1">
        <text:list-item>
          <text:p text:style-name="P36">Microcomputador <text:span text:style-name="T9">com pelo menos 2GB de memória RAM</text:span></text:p>
        </text:list-item>
        <text:list-item>
          <text:p text:style-name="P37">VirtualBox (ou outra ferramenta para virtualização)</text:p>
        </text:list-item>
        <text:list-item>
          <text:p text:style-name="P37">Imagem da Distribuição FDTK</text:p>
        </text:list-item>
        <text:list-item>
          <text:p text:style-name="P37">Imagem do Linux Debian 9 que servirá como alvo de investigação para as ferramentas que funcionam apenas em sistemas Unix</text:p>
        </text:list-item>
        <text:list-item>
          <text:p text:style-name="P37">Imagem do Windows XP que servirá como alvo de investigação para as demais ferramentas e situações</text:p>
          <text:p text:style-name="P37"/>
        </text:list-item>
      </text:list>
      <text:p text:style-name="P35">3. [ANÁLISE DA FDTK]</text:p>
      <text:p text:style-name="P35"/>
      <text:p text:style-name="P39">3.1. [FERRAMENTAS DE COLETA]</text:p>
      <text:p text:style-name="P38"/>
      <text:p text:style-name="P60">3.1.1. [DUMP DE MEMÓRIA]</text:p>
      <text:p text:style-name="P40">memdump</text:p>
      <text:p text:style-name="P51"/>
      <text:p text:style-name="P41">3.1.2. [DUPLICAÇÃO DOS DADOS]</text:p>
      <text:p text:style-name="P52">dc3dd<text:tab/>- <text:span text:style-name="T16">melhoria do dd e dcfldd</text:span></text:p>
      <text:p text:style-name="P53">dd_rescue – duplicação mais simples byte-a-byte</text:p>
      <text:p text:style-name="P54">guymager – interface gráfica</text:p>
      <text:p text:style-name="P55"><text:span text:style-name="T17">rdd e rddi </text:span>– robusto e com interface gráfica para auxílio</text:p>
      <text:p text:style-name="P55"/>
      <text:p text:style-name="P41">3.1.3. [HASH]</text:p>
      <text:p text:style-name="P42">sha1sum –<text:span text:style-name="T18"> mais seguro que o md5sum</text:span></text:p>
      <text:p text:style-name="P41">3.1.4. [CADEIA DE CUSTÓDIA]</text:p>
      <text:p text:style-name="P56">Ferramenta para geração de formulário de cadeia de custódia</text:p>
      <text:p text:style-name="P38">3.2. [FERRAMENTAS DE EXAME]</text:p>
      <text:p text:style-name="P60"/>
      <text:p text:style-name="P41">3.2.1. [RESTAURAÇÃO DE DADOS]</text:p>
      <text:p text:style-name="P56"><text:soft-page-break/>recoverjpg – casos específicos por busca de imagens</text:p>
      <text:p text:style-name="P56">foremost – processo pode ser otimizado habilitando a recuperação apenas de arquivos selecionados/desorganização nos nomes</text:p>
      <text:p text:style-name="P56"><text:span text:style-name="T17">scalpel </text:span>– todos os tipos de formatação</text:p>
      <text:p text:style-name="P56">outras ferramentas para outros formatos de disco, ntfs, fat, ext</text:p>
      <text:p text:style-name="P56"/>
      <text:p text:style-name="P41">3.2.2. [DESCOMPRESSÃO]</text:p>
      <text:p text:style-name="P42">xarchiver –<text:span text:style-name="T18"> mais completo</text:span></text:p>
      <text:p text:style-name="P64"/>
      <text:p text:style-name="P43">3.2.3. [<text:span text:style-name="T10">QUEBRA DE SENHAS</text:span>]</text:p>
      <text:p text:style-name="P44">Johntheripper –<text:span text:style-name="T18"> sistemas</text:span></text:p>
      <text:p text:style-name="P57">fcrackzip – arquivos zip</text:p>
      <text:p text:style-name="P57">medusa – em rede</text:p>
      <text:p text:style-name="P43"/>
      <text:p text:style-name="P41">3.2.<text:span text:style-name="T11">4</text:span>. [INDEXAÇÃO DOS DADOS]</text:p>
      <text:p text:style-name="P45">slocate –<text:span text:style-name="T18"> localizar os dados</text:span></text:p>
      <text:p text:style-name="P58"/>
      <text:p text:style-name="P38">3.3. [FERRAMENTAS DE ANÁLISE]</text:p>
      <text:p text:style-name="P62"/>
      <text:p text:style-name="P43">3.3.1. [<text:span text:style-name="T12">EVENTOS DO WINDOWS]</text:span></text:p>
      <text:p text:style-name="P46">GrokEVT</text:p>
      <text:p text:style-name="P43"/>
      <text:p text:style-name="P47">3.3.2. [NAVEGADORES]</text:p>
      <text:p text:style-name="P48">cookiecruncher –<text:span text:style-name="T18"> IE</text:span></text:p>
      <text:p text:style-name="P59"/>
      <text:p text:style-name="P47"/>
      <text:p text:style-name="P49">3.3.3. [IMAGENS]</text:p>
      <text:p text:style-name="P44">dcraw –<text:span text:style-name="T18"> decodifica arquivos de imagem em formatos proprietários</text:span></text:p>
      <text:p text:style-name="P48">stegdetect –<text:span text:style-name="T18"> detectar esteganografia em imagens jpeg e jpg</text:span></text:p>
      <text:p text:style-name="P50">vinetto –<text:span text:style-name="T18"> </text:span><text:span text:style-name="T19">thumbs.db</text:span></text:p>
      <text:p text:style-name="P49"/>
      <text:p text:style-name="P38">3.4. [FERRAMENTAS DE APRESENTAÇÃO]</text:p>
      <text:p text:style-name="P60"/>
      <text:p text:style-name="P49">3.4.1. [AUTOPSY]</text:p>
      <text:p text:style-name="P34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20:45:03.859412077</meta:creation-date>
    <dc:date>2017-11-28T23:41:58.588125362</dc:date>
    <meta:editing-duration>PT14M28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5" meta:paragraph-count="84" meta:word-count="536" meta:character-count="3672" meta:non-whitespace-character-count="3178"/>
  </office:meta>
</office:document-meta>
</file>